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002cm" fo:margin-left="0cm" fo:margin-right="-0.002cm" table:align="margins"/>
    </style:style>
    <style:style style:name="Tableau1.A" style:family="table-column">
      <style:table-column-properties style:column-width="7.999cm" style:rel-column-width="32760*"/>
    </style:style>
    <style:style style:name="Tableau1.B" style:family="table-column">
      <style:table-column-properties style:column-width="8.003cm" style:rel-column-width="32775*"/>
    </style:style>
    <style:style style:name="Tableau1.1" style:family="table-row">
      <style:table-row-properties style:min-row-height="0.542cm" fo:keep-together="always"/>
    </style:style>
    <style:style style:name="Tableau1.A1" style:family="table-cell">
      <style:table-cell-properties fo:padding="0cm" fo:border="none"/>
    </style:style>
    <style:style style:name="Tableau1.B1" style:family="table-cell">
      <style:table-cell-properties style:vertical-align="bottom" fo:padding="0cm" fo:border="none"/>
    </style:style>
    <style:style style:name="Tableau1.2" style:family="table-row">
      <style:table-row-properties style:min-row-height="1.683cm" fo:keep-together="always"/>
    </style:style>
    <style:style style:name="Tableau1.3" style:family="table-row">
      <style:table-row-properties style:min-row-height="2.637cm" fo:keep-together="always"/>
    </style:style>
    <style:style style:name="Tableau1.B3" style:family="table-cell">
      <style:table-cell-properties style:vertical-align="" fo:padding="0cm" fo:border="none"/>
    </style:style>
    <style:style style:name="P1" style:family="paragraph" style:parent-style-name="Header">
      <style:paragraph-properties>
        <style:tab-stops/>
      </style:paragraph-properties>
      <style:text-properties style:font-name="Arial1"/>
    </style:style>
    <style:style style:name="P2" style:family="paragraph" style:parent-style-name="Standard">
      <style:text-properties style:font-name="Arial1" fo:font-size="11pt" style:font-size-asian="11pt" style:font-size-complex="11pt"/>
    </style:style>
    <style:style style:name="P3" style:family="paragraph" style:parent-style-name="Standard">
      <style:paragraph-properties fo:line-height="100%" style:snap-to-layout-grid="false"/>
      <style:text-properties style:font-name="Arial1"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style:font-name="Arial1" fo:font-size="11pt" style:font-size-asian="11pt" style:font-size-complex="11pt"/>
    </style:style>
    <style:style style:name="P6" style:family="paragraph" style:parent-style-name="Standard">
      <style:paragraph-properties fo:line-height="0.388cm" style:snap-to-layout-grid="false"/>
      <style:text-properties style:font-name="Arial1" fo:font-size="8pt" style:font-size-asian="8pt"/>
    </style:style>
    <style:style style:name="P7" style:family="paragraph" style:parent-style-name="Standard">
      <style:paragraph-properties fo:line-height="100%" style:snap-to-layout-grid="false"/>
      <style:text-properties style:font-name="Arial1" fo:font-size="6pt" style:font-size-asian="6pt" style:font-size-complex="6pt"/>
    </style:style>
    <style:style style:name="P8" style:family="paragraph" style:parent-style-name="Standard">
      <style:paragraph-properties style:text-autospace="none"/>
      <style:text-properties fo:color="#000000" style:font-name="Arial1" fo:font-size="11pt" style:font-name-asian="Times New Roman" style:font-size-asian="11pt" style:font-name-complex="Arial1" style:font-size-complex="11pt"/>
    </style:style>
    <style:style style:name="P9" style:family="paragraph" style:parent-style-name="Standard">
      <style:text-properties fo:color="#000000" style:font-name="Arial1" fo:font-size="11pt" style:font-size-asian="11pt" style:font-size-complex="11pt"/>
    </style:style>
    <style:style style:name="P10" style:family="paragraph" style:parent-style-name="Standard">
      <style:text-properties style:use-window-font-color="true" style:font-name="Arial1" fo:font-size="11pt" style:font-size-asian="11pt" style:font-size-complex="11pt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paragraph-properties fo:background-color="transparent" style:shadow="none" style:text-autospace="none" style:snap-to-layout-grid="false">
        <style:tab-stops/>
        <style:background-image/>
      </style:paragraph-properties>
      <style:text-properties fo:text-transform="capitalize" fo:color="#000000" style:font-name="Arial1" fo:font-size="11pt" fo:font-weight="bold" style:font-name-asian="Times New Roman" style:font-size-asian="11pt" style:font-weight-asian="bold" style:font-name-complex="Arial1" style:font-size-complex="11pt" style:font-weight-complex="bold"/>
    </style:style>
    <style:style style:name="P13" style:family="paragraph" style:parent-style-name="Text_20_body">
      <style:paragraph-properties fo:text-align="justify" style:justify-single-word="false" fo:background-color="transparent" style:shadow="none" style:vertical-align="auto">
        <style:tab-stops/>
        <style:background-image/>
      </style:paragraph-properties>
    </style:style>
    <style:style style:name="P14" style:family="paragraph" style:parent-style-name="Text_20_body">
      <style:paragraph-properties fo:text-align="justify" style:justify-single-word="false" fo:background-color="transparent" style:shadow="none" style:vertical-align="auto">
        <style:tab-stops/>
        <style:background-image/>
      </style:paragraph-properties>
      <style:text-properties style:font-name="Arial1" fo:font-size="11pt" style:letter-kerning="false" style:font-size-asian="11pt" style:font-size-complex="11pt"/>
    </style:style>
    <style:style style:name="P15" style:family="paragraph" style:parent-style-name="Standard">
      <style:paragraph-properties fo:margin-top="0.3cm" fo:margin-bottom="0cm" loext:contextual-spacing="false" fo:background-color="transparent" style:shadow="none" style:text-autospace="none" style:snap-to-layout-grid="false">
        <style:tab-stops/>
        <style:drop-cap/>
        <style:background-image/>
      </style:paragraph-properties>
      <style:text-properties fo:text-transform="capitalize" fo:color="#000000" style:font-name="Arial1" fo:font-size="11pt" fo:font-weight="bold" fo:background-color="transparent" style:font-name-asian="Times New Roman" style:font-size-asian="11pt" style:font-weight-asian="bold" style:font-name-complex="Arial1" style:font-size-complex="11pt" style:font-weight-complex="bold"/>
    </style:style>
    <style:style style:name="P16" style:family="paragraph" style:parent-style-name="Texte_20_de_20_saisie">
      <style:text-properties style:font-name="Arial1" fo:font-size="11pt" style:font-size-asian="11pt" style:font-size-complex="11pt"/>
    </style:style>
    <style:style style:name="P17" style:family="paragraph" style:parent-style-name="Text_20_body_20_indent">
      <style:paragraph-properties fo:margin-left="0cm" fo:margin-right="0cm" fo:text-align="center" style:justify-single-word="false" fo:text-indent="0cm" style:auto-text-indent="false"/>
      <style:text-properties style:font-name="Arial1" fo:font-size="11pt" style:font-size-asian="11pt" style:font-size-complex="11pt"/>
    </style:style>
    <style:style style:name="P18" style:family="paragraph" style:parent-style-name="Prénom_20_NOM">
      <style:text-properties style:font-name="Arial1" fo:font-size="11pt" style:font-size-asian="11pt" style:font-size-complex="11pt"/>
    </style:style>
    <style:style style:name="P19" style:family="paragraph" style:parent-style-name="Text_20_body" style:master-page-name="">
      <style:paragraph-properties fo:margin-top="0cm" fo:margin-bottom="0.109cm" loext:contextual-spacing="false" fo:line-height="100%" style:page-number="auto" fo:background-color="transparent" style:shadow="none">
        <style:tab-stops/>
        <style:background-image/>
      </style:paragraph-properties>
      <style:text-properties fo:color="#cccccc" style:font-name="Arial1" fo:font-size="8pt" fo:font-weight="normal" style:font-size-asian="8pt" style:font-weight-asian="normal" style:font-size-complex="8pt" style:font-weight-complex="normal"/>
    </style:style>
    <style:style style:name="P20" style:family="paragraph" style:parent-style-name="Text_20_body" style:master-page-name="">
      <style:paragraph-properties fo:text-align="justify" style:justify-single-word="false" style:page-number="auto" fo:background-color="transparent" style:shadow="none" style:vertical-align="auto">
        <style:tab-stops/>
        <style:background-image/>
      </style:paragraph-properties>
      <style:text-properties style:font-name="Arial1" fo:font-size="11pt" style:letter-kerning="false" style:font-size-asian="11pt" style:font-size-complex="11pt"/>
    </style:style>
    <style:style style:name="P21" style:family="paragraph" style:parent-style-name="Text_20_body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22" style:family="paragraph" style:parent-style-name="Text_20_body" style:master-page-name="First_20_Page">
      <style:paragraph-properties fo:margin-top="0.199cm" fo:margin-bottom="0cm" loext:contextual-spacing="false" fo:line-height="100%" style:page-number="auto"/>
      <style:text-properties fo:color="#cccccc" style:font-name="Arial1"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-asian="Times New Roman" style:font-name-complex="Arial1"/>
    </style:style>
    <style:style style:name="T2" style:family="text">
      <style:text-properties fo:color="#000000" fo:language="zxx" fo:country="none" style:language-asian="zxx" style:country-asian="none"/>
    </style:style>
    <style:style style:name="T3" style:family="text">
      <style:text-properties fo:color="#000000" style:font-name="Arial1" fo:font-size="8pt" fo:language="zxx" fo:country="none" style:font-size-asian="8pt" style:language-asian="zxx" style:country-asian="none"/>
    </style:style>
    <style:style style:name="T4" style:family="text">
      <style:text-properties fo:text-transform="lowercase"/>
    </style:style>
    <style:style style:name="T5" style:family="text">
      <style:text-properties fo:text-transform="capitalize"/>
    </style:style>
    <style:style style:name="T6" style:family="text">
      <style:text-properties fo:color="#0000ff"/>
    </style:style>
    <style:style style:name="T7" style:family="text">
      <style:text-properties style:use-window-font-color="true"/>
    </style:style>
    <style:style style:name="T8" style:family="text">
      <style:text-properties style:font-name="Arial1" fo:font-size="11pt" style:font-size-asian="11pt" style:font-size-complex="11pt"/>
    </style:style>
    <style:style style:name="T9" style:family="text">
      <style:text-properties style:font-name="Arial1" fo:font-size="11pt" officeooo:rsid="001a4dd0" style:font-size-asian="11pt" style:font-size-complex="11pt"/>
    </style:style>
    <style:style style:name="T10" style:family="text">
      <style:text-properties style:font-name="Arial1" fo:font-size="11pt" style:letter-kerning="false" style:font-size-asian="11pt" style:font-size-complex="11pt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number:date-style style:name="N106"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orientstruct_date_valid"/>
        <text:user-field-decl office:value-type="float" office:value="0" text:name="commissionep_dateseance"/>
        <text:user-field-decl office:value-type="string" office:string-value="" text:name="commissionep_dateseance_time"/>
        <text:user-field-decl office:value-type="string" office:string-value="" text:name="commissionep_lieuseance"/>
        <text:user-field-decl office:value-type="string" office:string-value="" text:name="commissionep_adresseseance"/>
        <text:user-field-decl office:value-type="string" office:string-value="" text:name="commissionep_codepostalseance"/>
        <text:user-field-decl office:value-type="string" office:string-value="" text:name="commissionep_villeseance"/>
        <text:user-field-decl office:value-type="string" office:string-value="" text:name="dossierep_personne_qual"/>
        <text:user-field-decl office:value-type="string" office:string-value="" text:name="dossierep_personne_foyer_dossier_matricule"/>
        <text:user-field-decl office:value-type="string" office:string-value="" text:name="dossierep_personne_Matricule"/>
        <text:user-field-decl office:value-type="string" office:string-value="" text:name="contratinsertion_datevalidation_ci"/>
        <text:user-field-decl office:value-type="string" office:string-value="" text:name="structurereferente_lib_struc"/>
        <text:user-field-decl office:value-type="float" office:value="0" text:name="decisionprecedente_impressiondecision"/>
        <text:user-field-decl office:value-type="string" office:string-value="" text:name="nonrespectsanctionep93_datedelaisuppl"/>
        <text:user-field-decl office:value-type="string" office:string-value="" text:name="passagecommissionep_impressionconvocation"/>
        <text:user-field-decl office:value-type="string" office:string-value="" text:name="commissionep_ep_adressemail"/>
        <text:user-field-decl office:value-type="string" office:string-value="" text:name="passagecommissionep_impressiondecision"/>
        <text:user-field-decl office:value-type="string" office:string-value="" text:name="adresse_nomcom"/>
      </text:user-field-decls>
      <text:section text:style-name="Sect1" text:name="emploi"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22"/>
            </table:table-cell>
            <table:table-cell table:style-name="Tableau1.B1" office:value-type="string">
              <text:p text:style-name="P12"/>
            </table:table-cell>
          </table:table-row>
          <table:table-row table:style-name="Tableau1.2">
            <table:table-cell table:style-name="Tableau1.A1" office:value-type="string">
              <text:p text:style-name="P19"/>
            </table:table-cell>
            <table:table-cell table:style-name="Tableau1.B1" office:value-type="string">
              <text:p text:style-name="P15"><text:user-field-get text:name="personne_qual"/> <text:user-field-get text:name="personne_prenom"/> <text:user-field-get text:name="personne_nom"/></text:p>
            </table:table-cell>
          </table:table-row>
          <table:table-row table:style-name="Tableau1.3">
            <table:table-cell table:style-name="Tableau1.A1" office:value-type="string">
              <text:p text:style-name="P6">Réf.:<text:span text:style-name="T3"> DPAS/SIS/BADA/SUSPENSION/</text:span><text:span text:style-name="T3"><text:date style:data-style-name="N106" text:date-value="2015-04-03T15:22:16.654999712">2015</text:date></text:span></text:p>
              <text:p text:style-name="P6"><text:span text:style-name="T2"><text:s text:c="9"/>Matricule CAF : </text:span><text:span text:style-name="T2"><text:user-field-get text:name="dossier_matricule"/></text:span></text:p>
              <text:p text:style-name="P6"><text:text-input text:description="">Affaire suivie par : </text:text-input> <text:span text:style-name="T5"><text:user-field-get text:name="user_prenom">user_prenom</text:user-field-get></text:span> <text:bookmark-start text:name="Texte71"/><text:span text:style-name="T5"><text:user-field-get text:name="user_nom">user_nom</text:user-field-get></text:span><text:bookmark-end text:name="Texte71"/> </text:p>
              <text:p text:style-name="P6"><text:text-input text:description="">Tél. : </text:text-input> <text:user-field-get text:name="user_numtel">user_numtel</text:user-field-get></text:p>
              <text:p text:style-name="P7"/>
              <text:p text:style-name="P7"/>
              <text:p text:style-name="P7"/>
              <text:p text:style-name="P7"/>
              <text:p text:style-name="P3">Bobigny, le <text:date style:data-style-name="N36" text:date-value="2015-04-03T15:22:16.654999712">03/04/2015</text:date></text:p>
            </table:table-cell>
            <table:table-cell table:style-name="Tableau1.B3" office:value-type="string">
              <text:p text:style-name="P8"><text:user-field-get text:name="adresse_numvoie"/> <text:span text:style-name="T5"><text:user-field-get text:name="adresse_typevoie"/></text:span><text:span text:style-name="T5"> </text:span><text:span text:style-name="T4"><text:user-field-get text:name="adresse_nomvoie"/></text:span></text:p>
              <text:p text:style-name="P8"><text:hidden-paragraph text:condition="ooow:adresse_compladr==&quot;&quot;" text:is-hidden="true"/><text:user-field-get text:name="adresse_compladr"/></text:p>
              <text:p text:style-name="P8"><text:hidden-paragraph text:condition="ooow:adresse_complideadr==&quot;&quot;" text:is-hidden="true"/><text:user-field-get text:name="adresse_complideadr"/></text:p>
              <text:p text:style-name="P9"><text:span text:style-name="T1"><text:user-field-get text:name="adresse_codepos"/></text:span><text:span text:style-name="T1"><text:user-field-get text:name="adresse_nomcom"/></text:span></text:p>
            </table:table-cell>
          </table:table-row>
        </table:table>
        <text:p text:style-name="P2"/>
        <text:p text:style-name="P10"/>
        <text:p text:style-name="P4"><text:user-field-get text:name="personne_qual"/>,</text:p>
        <text:p text:style-name="P4"/>
        <text:p text:style-name="P11"><text:span text:style-name="T8">Dans mon courrier du </text:span><text:span text:style-name="T8"><text:user-field-get text:name="passagecommissionep_impressiondecision"/></text:span><text:span text:style-name="T8">, je vous informais de la décision du Président du Conseil </text:span><text:span text:style-name="T9">départemental</text:span><text:span text:style-name="T8"> de vous accorder un délai supplémentaire d’un mois.</text:span></text:p>
        <text:p text:style-name="P4"/>
        <text:p text:style-name="P21">D’après les informations dont je dispose à ce jour, vous n’avez pas engagé les démarches d’insertion préconisées.</text:p>
        <text:p text:style-name="P4"/>
        <text:p text:style-name="P11"><text:span text:style-name="T8">Par conséquent, votre situation sera soumise à la prochaine réunion de l’Equipe Pluridisciplinaire (EP) qui se réunira le </text:span><text:span text:style-name="T8"><text:user-field-get style:data-style-name="N79" text:name="commissionep_dateseance">samedi 30 décembre 1899</text:user-field-get></text:span><text:span text:style-name="T8"> à </text:span><text:user-field-get text:name="commissionep_dateseance_time"/> à :</text:p>
        <text:p text:style-name="P17"><text:user-field-get text:name="commissionep_lieuseance"/></text:p>
        <text:p text:style-name="P5"><text:user-field-get text:name="commissionep_adresseseance"/> – <text:user-field-get text:name="commissionep_codepostalseance"/> <text:user-field-get text:name="commissionep_villeseance"/></text:p>
        <text:p text:style-name="P5"/>
        <text:p text:style-name="P20"/>
        <text:p text:style-name="P14">Je vous rappelle que vous pourrez être<text:span text:style-name="T6"> </text:span><text:span text:style-name="T7"><text:conditional-text text:condition="ooow:personne_qual ==&quot;Monsieur&quot;" text:string-value-if-true="entendu" text:string-value-if-false="entendue" text:current-value="true">entendue</text:conditional-text></text:span> par l’EP si vous le souhaitez et vous faire accompagner d’une personne de votre choix.</text:p>
        <text:p text:style-name="P14"/>
        <text:p text:style-name="P14">Je reste à votre entière disposition pour tout renseignement complémentaire.</text:p>
        <text:p text:style-name="P14"/>
        <text:p text:style-name="P14">Toutefois, si vous venez de signer un Projet Personnalisé d'Accès à l'Emploi (PPAE) ou un Contrat d'Engagement Réciproque (CER), votre situation est régularisée et vous ne devez pas tenir compte de ce courrier. </text:p>
        <text:p text:style-name="P14"/>
        <text:p text:style-name="P13"><text:span text:style-name="T10">Je vous prie d’ag</text:span>réer, <text:user-field-get text:name="personne_qual"/>, l’expression de mes salutations distinguées.</text:p>
        <text:p text:style-name="P16"/>
        <text:p text:style-name="P18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auto">
        <style:tab-stops/>
        <style:background-image/>
      </style:paragraph-properties>
      <style:text-properties style:letter-kern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 style:font-family-asian="'Times New Roman'" style:font-family-generic-asian="roman" style:font-pitch-asian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1"/>
    </style:style>
    <style:page-layout style:name="Mpm1">
      <style:page-layout-properties fo:page-width="21.001cm" fo:page-height="29.7cm" style:num-format="1" style:print-orientation="portrait" fo:margin-top="3.949cm" fo:margin-bottom="1.842cm" fo:margin-left="3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54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13cm" fo:margin-left="0cm" fo:margin-right="0cm" fo:margin-bottom="0cm" style:dynamic-spacing="tru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1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rry ROBERT</meta:initial-creator>
    <meta:creation-date>2010-02-24T16:09:50.78</meta:creation-date>
    <dc:date>2015-04-03T15:22:16.498000000</dc:date>
    <dc:creator>linda baitech</dc:creator>
    <meta:editing-duration>PT6H9M41S</meta:editing-duration>
    <meta:editing-cycles>107</meta:editing-cycles>
    <meta:generator>LibreOffice/4.3.2.2$Windows_x86 LibreOffice_project/edfb5295ba211bd31ad47d0bad0118690f76407d</meta:generator>
    <meta:printed-by>julien </meta:printed-by>
    <meta:print-date>2011-08-04T08:53:36.88</meta:print-date>
    <meta:document-statistic meta:table-count="1" meta:image-count="0" meta:object-count="0" meta:page-count="1" meta:paragraph-count="18" meta:word-count="164" meta:character-count="1057" meta:non-whitespace-character-count="888"/>
  </office:meta>
</office:document-meta>
</file>